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ack-ZeroSlash" svg:font-family="Hack-ZeroSlash, monospace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style:font-name="Courier New" fo:font-size="9pt" style:font-size-asian="9pt" style:font-size-complex="9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color="#569cd6"/>
    </style:style>
    <style:style style:name="T2" style:family="text">
      <style:text-properties fo:color="#569cd6" style:font-name="Hack-ZeroSlash" fo:font-size="13.5pt" fo:font-weight="normal"/>
    </style:style>
    <style:style style:name="T3" style:family="text">
      <style:text-properties fo:color="#808080"/>
    </style:style>
    <style:style style:name="T4" style:family="text">
      <style:text-properties fo:color="#808080" style:font-name="Hack-ZeroSlash" fo:font-size="13.5pt" fo:font-weight="normal"/>
    </style:style>
    <style:style style:name="T5" style:family="text">
      <style:text-properties style:font-name="Hack-ZeroSlash" fo:font-size="13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Hack-ZeroSlash" fo:font-size="13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Hack-ZeroSlash" fo:font-size="13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/>
      <text:p text:style-name="P1">&lt;html lang="en"&gt;</text:p>
      <text:p text:style-name="P1"/>
      <text:p text:style-name="P2">&lt;head&gt;</text:p>
      <text:p text:style-name="P2"><text:s text:c="3"/>&lt;title&gt;CatPhotoApp&lt;/title&gt;</text:p>
      <text:p text:style-name="P2">&lt;/head&gt;</text:p>
      <text:p text:style-name="P1"/>
      <text:p text:style-name="P1">&lt;html&gt;</text:p>
      <text:p text:style-name="P1"><text:s text:c="3"/>&lt;body&gt;</text:p>
      <text:p text:style-name="P1"><text:s text:c="9"/>&lt;main&gt;</text:p>
      <text:p text:style-name="P1"><text:s text:c="6"/>&lt;h1&gt;&lt;/h1&gt;</text:p>
      <text:p text:style-name="P1"><text:s text:c="9"/>&lt;/main&gt;</text:p>
      <text:p text:style-name="P1"><text:s text:c="3"/>&lt;/body&gt;</text:p>
      <text:p text:style-name="P1">&lt;/html&gt;</text:p>
      <text:p text:style-name="P1">&lt;!-- //comment --&gt;</text:p>
      <text:p text:style-name="Standard"/>
      <text:p text:style-name="Standard">Image</text:p>
      <text:p text:style-name="P1">&lt;figure&gt;</text:p>
      <text:p text:style-name="P1"><text:s text:c="3"/>&lt;img src="https://cdn.freecodecamp.org/curriculum/cat-photo-app/cats.jpg" <text:s text:c="4"/>alt="Five cats looking around a field."&gt;</text:p>
      <text:p text:style-name="P1"><text:s text:c="3"/>&lt;figcaption&gt;Cats &lt;strong&gt;hate&lt;/strong&gt; other cats.&lt;/figcaption&gt; <text:s/></text:p>
      <text:p text:style-name="P1">&lt;/figure&gt;</text:p>
      <text:p text:style-name="P1"/>
      <text:p text:style-name="P3">List</text:p>
      <text:p text:style-name="P1">&lt;h3&gt;Top 3 things cats hate:&lt;/h3&gt;</text:p>
      <text:p text:style-name="P1"><text:s text:c="3"/>&lt;ol&gt;</text:p>
      <text:p text:style-name="P1"><text:s text:c="6"/>&lt;li&gt;flea treatment&lt;/li&gt;</text:p>
      <text:p text:style-name="P1"><text:s text:c="6"/>&lt;li&gt;thunder&lt;/li&gt;</text:p>
      <text:p text:style-name="P1"><text:s text:c="6"/>&lt;li&gt;other cats&lt;/li&gt;</text:p>
      <text:p text:style-name="P1"><text:s text:c="3"/>&lt;/ol&gt;</text:p>
      <text:p text:style-name="P1"/>
      <text:p text:style-name="P3">Form</text:p>
      <text:p text:style-name="P1">&lt;section&gt;</text:p>
      <text:p text:style-name="P1">&lt;h2&gt;Cat Form&lt;/h2&gt;</text:p>
      <text:p text:style-name="P1"><text:s text:c="3"/>&lt;form action="https://freecatphotoapp.com/submit-cat-photo"&gt;</text:p>
      <text:p text:style-name="P1"><text:s text:c="6"/>&lt;fieldset&gt;</text:p>
      <text:p text:style-name="P1"><text:s text:c="9"/>&lt;legend&gt;Is your cat an indoor or outdoor cat?&lt;/legend&gt;</text:p>
      <text:p text:style-name="P1"><text:s text:c="9"/>&lt;label&gt;&lt;input id="indoor" type="radio" name="indoor-outdoor" value="indoor" checked&gt; Indoor&lt;/label&gt;</text:p>
      <text:p text:style-name="P1"><text:s text:c="9"/>&lt;label&gt;&lt;input id="outdoor" type="radio" name="indoor-outdoor" value="outdoor"&gt; Outdoor&lt;/label&gt;</text:p>
      <text:p text:style-name="P1"><text:s text:c="7"/>&lt;/fieldset&gt;</text:p>
      <text:p text:style-name="P1"><text:s text:c="7"/>&lt;fieldset&gt;</text:p>
      <text:p text:style-name="P1"><text:s text:c="9"/>&lt;legend&gt;What's your cat's personality?&lt;/legend&gt;</text:p>
      <text:p text:style-name="P1"><text:s text:c="9"/>&lt;input id="loving" type="checkbox" name="personality" value="loving" checked&gt; </text:p>
      <text:p text:style-name="P1"><text:s text:c="9"/>&lt;label for="loving"&gt;Loving&lt;/label&gt;</text:p>
      <text:p text:style-name="P1"><text:s text:c="12"/>&lt;input id="lazy" type="checkbox" name="personality" value="lazy"&gt; &lt;label for="lazy"&gt;Lazy&lt;/label&gt;</text:p>
      <text:p text:style-name="P1"><text:s text:c="12"/>&lt;input id="energetic" type="checkbox" name="personality" value="energetic"&gt; </text:p>
      <text:p text:style-name="P1"><text:s text:c="9"/>&lt;label for="energetic"&gt;Energetic&lt;/label&gt;</text:p>
      <text:p text:style-name="P1"><text:s text:c="7"/>&lt;/fieldset&gt;</text:p>
      <text:p text:style-name="P1"><text:s text:c="10"/>&lt;input type="text" name="catphotourl" placeholder="cat photo URL" required&gt;</text:p>
      <text:p text:style-name="P1"><text:s text:c="10"/>&lt;button type="submit"&gt;Submit&lt;/button&gt;</text:p>
      <text:p text:style-name="P1"><text:s text:c="3"/>&lt;/form&gt;</text:p>
      <text:p text:style-name="P1">&lt;/section&gt;</text:p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ack-ZeroSlash" svg:font-family="Hack-ZeroSlash, monospace, 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 Stewart</meta:initial-creator>
    <meta:creation-date>2022-12-31T14:14:08.71</meta:creation-date>
    <meta:generator>OpenOffice/4.1.13$Win32 OpenOffice.org_project/4113m1$Build-9810</meta:generator>
    <meta:document-statistic meta:table-count="0" meta:image-count="0" meta:object-count="0" meta:page-count="2" meta:paragraph-count="46" meta:word-count="114" meta:character-count="1526"/>
    <dc:date>2022-12-31T14:28:24.25</dc:date>
    <dc:creator>Zach Stewart</dc:creator>
    <meta:editing-duration>PT14M16S</meta:editing-duration>
    <meta:editing-cycles>1</meta:editing-cycles>
  </office:meta>
</office:document-meta>
</file>